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officeooo:rsid="001cd9a2"/>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text:span text:style-name="T1">Descriptive Notes on Warren's Essay</text:span></text:span></text:h>
      <text:p text:style-name="Text_20_body"><text:span text:style-name="Strong_20_Emphasis"><text:span text:style-name="T1">On the meaning of person hood:</text:span></text:span><text:span text:style-name="T1"><text:line-break/>Warren draws a sharp line between being </text:span><text:span text:style-name="Emphasis"><text:span text:style-name="T1">biologically human</text:span></text:span><text:span text:style-name="T1"> and being a </text:span><text:span text:style-name="Emphasis"><text:span text:style-name="T1">moral person</text:span></text:span><text:span text:style-name="T1">. This is crucial to her position. To call something human, in the moral sense, is not simply to note its DNA but to identify it as a participant in the moral community. That means exhibiting traits like consciousness, rationality, and a capacity for communication.</text:span></text:p>
      <text:p text:style-name="Text_20_body"><text:span text:style-name="Strong_20_Emphasis"><text:span text:style-name="T1">Her critique of traditional arguments:</text:span></text:span><text:span text:style-name="T1"><text:line-break/>Anti-abortion arguments often rest on the premise that the fetus is human, and that to be human is to be morally protected like any other person. Warren contends that this reasoning is flawed. The term “human” shifts meaning mid-argument, what philosophers call a fallacy of equivocation.</text:span></text:p>
      <text:p text:style-name="Text_20_body"><text:span text:style-name="Strong_20_Emphasis"><text:span text:style-name="T1">How Warren characterizes the moral community:</text:span></text:span><text:span text:style-name="T1"><text:line-break/>She suggests that we look to actual traits present in beings that we agree have rights. Traits like awareness, self-motivated activity, and reasoning power, these are the markers of moral standing. A fetus, especially in early stages, possesses none of these, and thus is not a person in the relevant moral sense.</text:span></text:p>
      <text:p text:style-name="Text_20_body"><text:span text:style-name="Strong_20_Emphasis"><text:span text:style-name="T1">The issue of potentiality:</text:span></text:span><text:span text:style-name="T1"><text:line-break/>Even if a fetus has the </text:span><text:span text:style-name="Emphasis"><text:span text:style-name="T1">potential</text:span></text:span><text:span text:style-name="T1"> to become a person, Warren argues that this is not sufficient to ground moral rights. The rights of </text:span><text:span text:style-name="Emphasis"><text:span text:style-name="T1">actual</text:span></text:span><text:span text:style-name="T1"> persons always trump those of potential ones. Just because something could become a person does not mean it gets the moral treatment of one now.</text:span></text:p>
      <text:p text:style-name="Text_20_body"><text:span text:style-name="Strong_20_Emphasis"><text:span text:style-name="T1">Relation to Thomson’s Violinist analogy:</text:span></text:span><text:span text:style-name="T1"><text:line-break/>Warren finds value in Judith Jarvis Thomson’s famous analogy (being hooked up to a violinist to keep him alive), especially in establishing the importance of bodily autonomy. However, she thinks that Thomson’s defense is too limited. It relies on special circumstances like rape, while Warren believes abortion is permissible more broadly, even when pregnancy results from consensual sex.</text:span></text:p>
      <text:p text:style-name="P1"/>
      <text:h text:style-name="Heading_20_3" text:outline-level="3"><text:span text:style-name="Strong_20_Emphasis"><text:span text:style-name="T1">Normative Notes from Warren's Perspective</text:span></text:span></text:h>
      <text:p text:style-name="Text_20_body"><text:span text:style-name="Strong_20_Emphasis"><text:span text:style-name="T1">Moral insignificance of the fetus:</text:span></text:span><text:span text:style-name="T1"><text:line-break/>From Warren’s view, a fetus, lacking all the key traits of person-hood, is not entitled to full moral consideration. Its moral status, if it has one at all, is minimal. It is not the kind of being whose rights can override the liberty of a fully developed person.</text:span></text:p>
      <text:p text:style-name="Text_20_body"><text:span text:style-name="Strong_20_Emphasis"><text:span text:style-name="T1">Bodily autonomy as a foundational right:</text:span></text:span><text:span text:style-name="T1"><text:line-break/>The pregnant person’s right to control their body is not a matter of property, it’s a matter of personal liberty and moral agency. Warren dismisses the claim that “you caused the pregnancy, so you must see it through” as deeply flawed. Causing something to exist doesn’t necessarily obligate one to maintain it, especially if doing so would violate one's bodily sovereignty.</text:span></text:p>
      <text:p text:style-name="Text_20_body"><text:span text:style-name="Strong_20_Emphasis"><text:span text:style-name="T1">Responsibility does not imply obligation:</text:span></text:span><text:span text:style-name="T1"><text:line-break/>Even if a woman becomes pregnant due to carelessness or contraceptive failure, Warren insists that this </text:span><text:soft-page-break/><text:span text:style-name="T1">does not create a moral obligation to carry the pregnancy to term. The fetus, lacking person-hood, has no standing to demand that kind of sacrifice.</text:span></text:p>
      <text:p text:style-name="Text_20_body"><text:span text:style-name="Strong_20_Emphasis"><text:span text:style-name="T1">The weakness of consequentialist justifications alone:</text:span></text:span><text:span text:style-name="T1"><text:line-break/>Arguments about tragic consequences of banning abortion (such as harm to poor women or dangerous illegal abortions) are important but insufficient, Warren says. The real defense of abortion rights must come from a deeper recognition: that fetuses are not the sort of beings to which full moral rights apply.</text:span></text:p>
      <text:p text:style-name="Text_20_body"><text:span text:style-name="Strong_20_Emphasis"><text:span text:style-name="T1">Why potentiality doesn’t carry moral weight:</text:span></text:span><text:span text:style-name="T1"><text:line-break/>A potential person is not an actual person. And since actual persons' rights are grounded in their present capacities, we cannot confer the same rights on entities simply because they </text:span><text:span text:style-name="Emphasis"><text:span text:style-name="T1">might</text:span></text:span><text:span text:style-name="T1"> someday qualify.</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22:57:48.621335837</meta:creation-date>
    <dc:date>2025-04-19T23:03:17.891532105</dc:date>
    <meta:editing-duration>PT5M32S</meta:editing-duration>
    <meta:editing-cycles>1</meta:editing-cycles>
    <meta:document-statistic meta:table-count="0" meta:image-count="0" meta:object-count="0" meta:page-count="2" meta:paragraph-count="12" meta:word-count="561" meta:character-count="3502" meta:non-whitespace-character-count="2953"/>
    <meta:generator>LibreOffice/24.2.7.2$Linux_AARCH64 LibreOffice_project/420$Build-2</meta:generator>
  </office:meta>
</office:document-meta>
</file>